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25cm" fo:min-width="11.5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802cm" fo:min-width="1.55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2.5cm" svg:x="0.7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962cm" svg:x="1.9cm" svg:y="1.016cm">
          <draw:text-box>
            <text:p><text:span text:style-name="T1">Area 1</text:span></text:p>
          </draw:text-box>
        </draw:frame>
        <draw:frame draw:style-name="gr3" draw:text-style-name="P3" draw:layer="layout" svg:width="6.8cm" svg:height="2.384cm" svg:x="2.1cm" svg:y="2.316cm">
          <draw:text-box>
            <text:list text:style-name="L1">
              <text:list-item>
                <text:p>Objects in area</text:p>
              </text:list-item>
              <text:list-item>
                <text:p>Kind of ground</text:p>
              </text:list-item>
              <text:list-item>
                <text:p>Special properties</text:p>
              </text:list-item>
            </text:list>
          </draw:text-box>
        </draw:frame>
        <draw:custom-shape draw:style-name="gr1" draw:text-style-name="P1" draw:layer="layout" svg:width="12cm" svg:height="12.5cm" svg:x="13.1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962cm" svg:x="14cm" svg:y="1.138cm">
          <draw:text-box>
            <text:p><text:span text:style-name="T1">Area 2</text:span></text:p>
          </draw:text-box>
        </draw:frame>
        <draw:frame draw:style-name="gr3" draw:text-style-name="P3" draw:layer="layout" svg:width="6.8cm" svg:height="2.384cm" svg:x="14.3cm" svg:y="2.616cm">
          <draw:text-box>
            <text:list text:style-name="L1">
              <text:list-item>
                <text:p>Objects in area</text:p>
              </text:list-item>
              <text:list-item>
                <text:p>Kind of ground</text:p>
              </text:list-item>
              <text:list-item>
                <text:p>Special properties</text:p>
              </text:list-item>
            </text:list>
          </draw:text-box>
        </draw:frame>
        <draw:custom-shape draw:style-name="gr4" draw:text-style-name="P1" draw:layer="layout" svg:width="2.9cm" svg:height="2.9cm" svg:x="5cm" svg:y="8.4cm">
          <text:p text:style-name="P4">Cr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9:15:36.132387832</meta:creation-date>
    <dc:date>2016-12-18T10:32:01.847759448</dc:date>
    <meta:editing-duration>PT13M10S</meta:editing-duration>
    <meta:editing-cycles>6</meta:editing-cycles>
    <meta:generator>LibreOffice/5.1.4.2$Linux_X86_64 LibreOffice_project/10m0$Build-2</meta:generator>
    <meta:document-statistic meta:object-count="7"/>
  </office:meta>
</office:document-meta>
</file>